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FB000002FEB528F9131CE9C53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Calibri1" svg:font-family="Calibri"/>
    <style:font-face style:name="Calibri Light" svg:font-family="'Calibri Light'"/>
    <style:font-face style:name="DejaVu Sans1" svg:font-family="'DejaVu Sans'"/>
    <style:font-face style:name="Calibri" svg:font-family="Calibri" style:font-pitch="variable"/>
    <style:font-face style:name="Calibri Light1" svg:font-family="'Calibri Light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/>
    </style:style>
    <style:style style:name="P6" style:family="paragraph">
      <style:paragraph-properties fo:margin-left="0cm" fo:margin-right="0cm" fo:margin-top="0.353cm" fo:margin-bottom="0cm" fo:line-height="9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353cm" fo:margin-bottom="0cm" fo:line-height="9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alibri1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Calibri1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63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398cm" svg:height="6.63cm" svg:x="4.233cm" svg:y="3.118cm">
          <text:p text:style-name="P1"><text:span text:style-name="T1">Citizen Science Ontolog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398cm" svg:height="4.597cm" svg:x="4.233cm" svg:y="10.006cm">
          <text:p text:style-name="P3"><text:span text:style-name="T2">Esena Aliaj</text:span></text:p>
          <text:p text:style-name="P3"><text:span text:style-name="T2">David Southwi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3">Status</text:span><text:span text:style-name="T3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085cm" svg:x="2.328cm" svg:y="5.071cm">
          <text:list text:style-name="L2">
            <text:list-item>
              <text:p text:style-name="P6"><text:span text:style-name="T4">Created ontologies from graphs using Protege</text:span></text:p>
            </text:list-item>
            <text:list-item>
              <text:p text:style-name="P6"><text:span text:style-name="T5">Importing individuals from data-sources</text:span></text:p>
              <text:list>
                <text:list-item>
                  <text:p text:style-name="P6"><text:span text:style-name="T5">Starting with Zoo.ttl (smallest), individuals import correctly</text:span></text:p>
                </text:list-item>
                <text:list-item>
                  <text:p text:style-name="P6"><text:span text:style-name="T5"/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4" draw:text-style-name="P2" draw:layer="layout" svg:width="29.208cm" svg:height="3.68cm" svg:x="2.328cm" svg:y="1.014cm">
          <text:p text:style-name="P5"><text:span text:style-name="T3">Pla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9.208cm" svg:height="12.085cm" svg:x="2.328cm" svg:y="5.071cm">
          <text:list text:style-name="L2">
            <text:list-item>
              <text:p text:style-name="P7"><text:span text:style-name="T4">Use similar graphDB storage for </text:span></text:p>
            </text:list-item>
            <text:list-item>
              <text:p text:style-name="P7"><text:span text:style-name="T5">Python sparql interface to DB</text:span></text:p>
            </text:list-item>
            <text:list-item>
              <text:p text:style-name="P7"><text:span text:style-name="T5">Search also built via python – build sparql queries</text:span></text:p>
            </text:list-item>
          </text:list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Calibri1" svg:font-family="Calibri"/>
    <style:font-face style:name="Calibri Light" svg:font-family="'Calibri Light'"/>
    <style:font-face style:name="DejaVu Sans1" svg:font-family="'DejaVu Sans'"/>
    <style:font-face style:name="Calibri" svg:font-family="Calibri" style:font-pitch="variable"/>
    <style:font-face style:name="Calibri Light1" svg:font-family="'Calibri Light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FB000002FEB528F9131CE9C53F.png" xlink:type="simple" xlink:show="embed" xlink:actuate="onLoad"/>
    <draw:fill-image draw:name="msFillBitmap_20_2" draw:display-name="msFillBitmap 2" xlink:href="Pictures/10000000000003FB000002FEB528F9131CE9C53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30.478cm" svg:height="3.179cm" svg:x="1.693cm" svg:y="0.759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3-07-15T20:26:40</meta:creation-date>
    <dc:language>en-US</dc:language>
    <dc:date>2019-12-17T16:57:43.310024714</dc:date>
    <meta:editing-cycles>48</meta:editing-cycles>
    <dc:title>PowerPoint Presentation</dc:title>
    <meta:editing-duration>PT19M57S</meta:editing-duration>
    <meta:generator>LibreOffice/6.3.3.2.0$Linux_X86_64 LibreOffice_project/30$Build-2</meta:generator>
    <meta:document-statistic meta:object-count="4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